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DejaVu Sans Mono1" svg:font-family="'DejaVu Sans Mono'" style:font-family-generic="modern" style:font-pitch="fixed"/>
    <style:font-face style:name="Lohit Devanagari1" svg:font-family="'Lohit Devanagari'" style:font-pitch="variable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0000ff" draw:textarea-horizontal-align="justify" draw:textarea-vertical-align="middle" draw:auto-grow-height="false" fo:min-height="8.95cm" fo:min-width="26.75cm" fo:padding-left="1cm" fo:wrap-option="wrap"/>
    </style:style>
    <style:style style:name="gr3" style:family="graphic" style:parent-style-name="standard">
      <style:graphic-properties draw:fill-color="#0000ff" draw:textarea-horizontal-align="justify" draw:textarea-vertical-align="middle" draw:auto-grow-height="false" fo:min-height="18.35cm" fo:min-width="26.75cm" fo:padding-left="1cm" fo:wrap-option="wrap"/>
    </style:style>
    <style:style style:name="gr4" style:family="graphic" style:parent-style-name="standard">
      <style:graphic-properties draw:fill-color="#0000ff" draw:textarea-horizontal-align="justify" draw:textarea-vertical-align="middle" draw:auto-grow-height="false" fo:min-height="18.432cm" fo:min-width="26.95cm" fo:padding-left="1cm" fo:wrap-option="wrap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standard">
      <style:graphic-properties draw:fill-color="#0000ff" draw:textarea-horizontal-align="justify" draw:textarea-vertical-align="middle" draw:auto-grow-height="false" fo:min-height="18.35cm" fo:min-width="39.75cm" fo:padding-left="1cm" fo:wrap-option="wrap"/>
    </style:style>
    <style:style style:name="gr7" style:family="graphic" style:parent-style-name="standard">
      <style:graphic-properties draw:fill-color="#0000cc" draw:textarea-horizontal-align="justify" draw:textarea-vertical-align="middle" draw:auto-grow-height="false" fo:min-height="8.75cm" fo:min-width="26.75cm" fo:padding-left="1cm" fo:wrap-option="wrap"/>
    </style:style>
    <style:style style:name="gr8" style:family="graphic" style:parent-style-name="standard">
      <style:graphic-properties draw:fill-color="#0000cc" draw:textarea-horizontal-align="justify" draw:textarea-vertical-align="middle" draw:auto-grow-height="false" fo:min-height="6.35cm" fo:min-width="26.75cm" fo:padding-left="1cm" fo:wrap-option="wrap"/>
    </style:style>
    <style:style style:name="gr9" style:family="graphic" style:parent-style-name="standard">
      <style:graphic-properties draw:fill-color="#0000cc" draw:textarea-horizontal-align="justify" draw:textarea-vertical-align="middle" draw:auto-grow-height="false" fo:min-height="7.55cm" fo:min-width="26.75cm" fo:padding-left="1cm" fo:wrap-option="wrap"/>
    </style:style>
    <style:style style:name="gr10" style:family="graphic" style:parent-style-name="standard">
      <style:graphic-properties draw:fill-color="#0000cc" draw:textarea-horizontal-align="justify" draw:textarea-vertical-align="middle" draw:auto-grow-height="false" fo:min-height="9.168cm" fo:min-width="26.75cm" fo:padding-left="1cm" fo:wrap-option="wrap"/>
    </style:style>
    <style:style style:name="gr11" style:family="graphic" style:parent-style-name="standard">
      <style:graphic-properties draw:fill-color="#0000cc" draw:textarea-horizontal-align="justify" draw:textarea-vertical-align="middle" draw:auto-grow-height="false" fo:min-height="16.75cm" fo:min-width="26.75cm" fo:padding-left="1cm" fo:wrap-option="wrap"/>
    </style:style>
    <style:style style:name="gr12" style:family="graphic" style:parent-style-name="standard">
      <style:graphic-properties draw:fill-color="#0000cc" draw:textarea-horizontal-align="justify" draw:textarea-vertical-align="middle" draw:auto-grow-height="false" fo:min-height="7.932cm" fo:min-width="26.75cm" fo:padding-left="1cm" fo:wrap-option="wrap"/>
    </style:style>
    <style:style style:name="gr13" style:family="graphic" style:parent-style-name="standard">
      <style:graphic-properties draw:fill-color="#0000cc" draw:textarea-horizontal-align="justify" draw:textarea-vertical-align="middle" draw:auto-grow-height="false" fo:min-height="8.55cm" fo:min-width="26.75cm" fo:padding-left="1cm" fo:wrap-option="wrap"/>
    </style:style>
    <style:style style:name="gr14" style:family="graphic" style:parent-style-name="standard">
      <style:graphic-properties draw:fill-color="#0000cc" draw:textarea-horizontal-align="justify" draw:textarea-vertical-align="middle" draw:auto-grow-height="false" fo:min-height="7.15cm" fo:min-width="26.75cm" fo:padding-left="1cm" fo:wrap-option="wrap"/>
    </style:style>
    <style:style style:name="gr15" style:family="graphic" style:parent-style-name="standard">
      <style:graphic-properties draw:fill-color="#0000cc" draw:textarea-horizontal-align="justify" draw:textarea-vertical-align="middle" draw:auto-grow-height="false" fo:min-height="17.15cm" fo:min-width="26.75cm" fo:padding-left="1cm" fo:wrap-option="wrap"/>
    </style:style>
    <style:style style:name="gr16" style:family="graphic" style:parent-style-name="standard">
      <style:graphic-properties draw:fill-color="#0000cc" draw:textarea-horizontal-align="justify" draw:textarea-vertical-align="middle" draw:auto-grow-height="false" fo:min-height="16.85cm" fo:min-width="26.75cm" fo:padding-left="1cm" fo:wrap-option="wrap"/>
    </style:style>
    <style:style style:name="gr17" style:family="graphic" style:parent-style-name="standard">
      <style:graphic-properties draw:fill-color="#0000cc" draw:textarea-horizontal-align="justify" draw:textarea-vertical-align="middle" draw:auto-grow-height="false" fo:min-height="17.75cm" fo:min-width="26.75cm" fo:padding-left="1cm" fo:wrap-option="wrap"/>
    </style:style>
    <style:style style:name="pr1" style:family="presentation" style:parent-style-name="Default-title">
      <style:graphic-properties fo:min-height="1.398cm"/>
    </style:style>
    <style:style style:name="pr2" style:family="presentation" style:parent-style-name="Default-subtitle">
      <style:graphic-properties draw:fill-color="#ffffff" draw:textarea-horizontal-align="left" draw:textarea-vertical-align="top" draw:auto-grow-height="false" fo:min-height="4.086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2.795cm"/>
    </style:style>
    <style:style style:name="pr5" style:family="presentation" style:parent-style-name="Default-title">
      <style:graphic-properties fo:min-height="2.4cm"/>
    </style:style>
    <style:style style:name="pr6" style:family="presentation" style:parent-style-name="Default-outline1">
      <style:graphic-properties fo:min-height="11.929cm"/>
    </style:style>
    <style:style style:name="P1" style:family="paragraph">
      <style:text-properties style:font-name="FreeSans" fo:font-size="36pt" style:font-size-asian="36pt" style:font-size-complex="36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style:font-name="FreeSans" fo:font-size="28pt" style:font-size-asian="28pt" style:font-size-complex="28pt"/>
    </style:style>
    <style:style style:name="P4" style:family="paragraph">
      <loext:graphic-properties draw:fill-color="#ffffff"/>
    </style:style>
    <style:style style:name="P5" style:family="paragraph">
      <loext:graphic-properties draw:fill-color="#0000ff"/>
      <style:paragraph-properties fo:text-align="start"/>
      <style:text-properties style:font-name="DejaVu Sans Mono1" fo:font-size="20pt" fo:font-weight="normal" style:font-size-asian="20pt" style:font-weight-asian="normal" style:font-size-complex="20pt" style:font-weight-complex="normal"/>
    </style:style>
    <style:style style:name="P6" style:family="paragraph">
      <style:paragraph-properties fo:margin-top="0.2cm" fo:margin-bottom="0cm" fo:line-height="100%" fo:text-align="start"/>
    </style:style>
    <style:style style:name="P7" style:family="paragraph">
      <loext:graphic-properties draw:fill-color="#0000ff"/>
      <style:paragraph-properties fo:text-align="start"/>
      <style:text-properties style:font-name="DejaVu Sans Mono1" fo:font-size="20pt" fo:font-weight="bold" style:font-size-asian="20pt" style:font-weight-asian="bold" style:font-size-complex="20pt" style:font-weight-complex="bold"/>
    </style:style>
    <style:style style:name="P8" style:family="paragraph">
      <loext:graphic-properties draw:fill="none"/>
    </style:style>
    <style:style style:name="P9" style:family="paragraph">
      <loext:graphic-properties draw:fill-color="#0000ff"/>
      <style:paragraph-properties fo:text-align="start"/>
      <style:text-properties style:font-name="DejaVu Sans Mono1" fo:font-size="20pt" style:font-size-asian="20pt" style:font-size-complex="20pt"/>
    </style:style>
    <style:style style:name="P10" style:family="paragraph">
      <loext:graphic-properties draw:fill-color="#ffffff"/>
      <style:paragraph-properties fo:margin-top="0.2cm" fo:margin-bottom="0cm" fo:line-height="100%" fo:text-align="start"/>
      <style:text-properties style:font-name="FreeSans" fo:font-size="28pt" style:font-size-asian="28pt" style:font-size-complex="28pt"/>
    </style:style>
    <style:style style:name="P11" style:family="paragraph">
      <loext:graphic-properties draw:fill-color="#0000cc"/>
      <style:paragraph-properties fo:text-align="start"/>
      <style:text-properties style:font-name="DejaVu Sans Mono1" fo:font-size="20pt" style:font-size-asian="20pt" style:font-size-complex="20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top="0.2cm" fo:margin-bottom="0cm" fo:line-height="100%" fo:text-align="start"/>
      <style:text-properties fo:font-size="28pt"/>
    </style:style>
    <style:style style:name="P14" style:family="paragraph">
      <style:paragraph-properties fo:text-align="start"/>
      <style:text-properties fo:font-size="20pt"/>
    </style:style>
    <style:style style:name="T1" style:family="text">
      <style:text-properties style:font-name="FreeSans" fo:font-size="36pt" style:font-size-asian="36pt" style:font-size-complex="36pt"/>
    </style:style>
    <style:style style:name="T2" style:family="text">
      <style:text-properties style:font-name="FreeSans" fo:font-size="28pt" style:font-size-asian="28pt" style:font-size-complex="28pt"/>
    </style:style>
    <style:style style:name="T3" style:family="text">
      <style:text-properties fo:color="#ffffff" style:font-name="DejaVu Sans Mono1" fo:font-size="20pt" fo:font-weight="bold" style:font-size-asian="20pt" style:font-weight-asian="bold" style:font-size-complex="20pt" style:font-weight-complex="bold"/>
    </style:style>
    <style:style style:name="T4" style:family="text">
      <style:text-properties style:font-name="DejaVu Sans Mono1" fo:font-size="20pt" fo:font-weight="normal" style:font-size-asian="20pt" style:font-weight-asian="normal" style:font-size-complex="20pt" style:font-weight-complex="normal"/>
    </style:style>
    <style:style style:name="T5" style:family="text">
      <style:text-properties style:font-name="DejaVu Sans Mono1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ffff00" style:font-name="DejaVu Sans Mono1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FreeSans" fo:font-size="28pt" fo:font-style="italic" style:font-size-asian="28pt" style:font-style-asian="italic" style:font-size-complex="2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name="Heading0" presentation:style-name="pr1" draw:text-style-name="P1" draw:layer="layout" svg:width="25.199cm" svg:height="1.398cm" svg:x="1.001cm" svg:y="0.6cm" presentation:class="title" presentation:user-transformed="true">
          <draw:text-box>
            <text:p><text:span text:style-name="T1">Plac</text:span></text:p>
          </draw:text-box>
        </draw:frame>
        <draw:frame draw:name="Body0" presentation:style-name="pr2" draw:text-style-name="P3" draw:layer="layout" svg:width="26.599cm" svg:height="15.8cm" svg:x="0.8cm" svg:y="2.6cm" presentation:class="subtitle" presentation:user-transformed="true">
          <draw:text-box>
            <text:p text:style-name="P2"><text:span text:style-name="T2"/></text:p>
            <text:p text:style-name="P2"><text:span text:style-name="T2"><text:s/>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Hamilton Python User Group</text:span></text:p>
            <text:p text:style-name="P2"><text:span text:style-name="T2">https://github.com/HamPUG/</text:span></text:p>
            <text:p text:style-name="P2"><text:span text:style-name="T2">12 October 2015</text:span></text:p>
            <text:p text:style-name="P2"><text:span text:style-name="T2">Ian Stewart</text:span></text:p>
            <text:p text:style-name="P2"><text:span text:style-name="T2">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name="Heading1" presentation:style-name="pr1" draw:text-style-name="P1" draw:layer="layout" svg:width="25.199cm" svg:height="1.398cm" svg:x="1.001cm" svg:y="0.6cm" presentation:class="title" presentation:user-transformed="true">
          <draw:text-box>
            <text:p><text:span text:style-name="T1">plac</text:span></text:p>
          </draw:text-box>
        </draw:frame>
        <draw:frame draw:name="Body1" presentation:style-name="pr2" draw:text-style-name="P3" draw:layer="layout" svg:width="26.599cm" svg:height="13.6cm" svg:x="0.8cm" svg:y="2.2cm" presentation:class="subtitle" presentation:user-transformed="true">
          <draw:text-box>
            <text:p text:style-name="P2"><text:span text:style-name="T2">“</text:span><text:span text:style-name="T2">The smartest command line arguments parser in the world”</text:span></text:p>
            <text:p text:style-name="P2"><text:span text:style-name="T2"/></text:p>
            <text:p text:style-name="P2"><text:span text:style-name="T2"><text:a xlink:href="https://pypi.python.org/pypi/plac" xlink:type="simple">https://pypi.python.org/pypi/plac</text:a></text:span></text:p>
            <text:p text:style-name="P2"><text:span text:style-name="T2"/></text:p>
            <text:p text:style-name="P2"><text:span text:style-name="T2">Downloads (All Versions):</text:span></text:p>
            <text:list text:style-name="L1">
              <text:list-item>
                <text:p text:style-name="P2"><text:span text:style-name="T2"><text:s text:c="4"/></text:span><text:span text:style-name="T2">59 downloads in the last day</text:span></text:p>
              </text:list-item>
              <text:list-item>
                <text:p text:style-name="P2"><text:span text:style-name="T2"><text:s text:c="4"/></text:span><text:span text:style-name="T2">889 downloads in the last week</text:span></text:p>
              </text:list-item>
              <text:list-item>
                <text:p text:style-name="P2"><text:span text:style-name="T2"><text:s text:c="4"/></text:span><text:span text:style-name="T2">3591 downloads in the last month</text:span></text:p>
              </text:list-item>
            </text:list>
            <text:p text:style-name="P2"><text:span text:style-name="T2"/></text:p>
            <text:p text:style-name="P2"><text:span text:style-name="T2">Author: Michele Simionato</text:span></text:p>
            <text:p text:style-name="P2"><text:span text:style-name="T2"/></text:p>
            <text:p text:style-name="P2"><text:span text:style-name="T2">Home Page: </text:span><text:span text:style-name="T2"><text:a xlink:href="http://code.google.com/p/plac/" xlink:type="simple">http://code.google.com/p/plac/</text:a></text:span></text:p>
            <text:p text:style-name="P2"><text:span text:style-name="T2"/></text:p>
            <text:p text:style-name="P2"><text:span text:style-name="T2">Documentation:</text:span></text:p>
            <text:p text:style-name="P2"><text:span text:style-name="T2"><text:a xlink:href="http://plac.googlecode.com/hg/doc/plac.html" xlink:type="simple">http://plac.googlecode.com/hg/doc/plac.html</text:a></text:span></text:p>
            <text:p text:style-name="P2"><text:span text:style-name="T2"/></text:p>
            <text:p text:style-name="P2"><text:span text:style-name="T2"><text:a xlink:href="http://plac.googlecode.com/hg/doc/plac.pdf" xlink:type="simple">http://plac.googlecode.com/hg/doc/plac.pdf</text:a></text:span></text:p>
            <text:p text:style-name="P2"><text:span text:style-name="T2"/></text:p>
            <text:p text:style-name="P2"><text:span text:style-name="T2"><text:s/></text:span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name="Heading1" presentation:style-name="pr1" draw:text-style-name="P1" draw:layer="layout" svg:width="25.199cm" svg:height="1.398cm" svg:x="1.001cm" svg:y="0.6cm" presentation:class="title" presentation:user-transformed="true">
          <draw:text-box>
            <text:p><text:span text:style-name="T1">Plac - installation</text:span></text:p>
          </draw:text-box>
        </draw:frame>
        <draw:frame draw:name="Body1" presentation:style-name="pr2" draw:text-style-name="P3" draw:layer="layout" svg:width="26.599cm" svg:height="8.9cm" svg:x="0.701cm" svg:y="2.3cm" presentation:class="subtitle" presentation:user-transformed="true">
          <draw:text-box>
            <text:p text:style-name="P2"><text:span text:style-name="T2">Current source release: plac-0.9.1.tar.gz. 2012-04-23</text:span></text:p>
            <text:p text:style-name="P2"><text:span text:style-name="T2"/></text:p>
            <text:p text:style-name="P2"><text:span text:style-name="T2">0.3.0 Initial version. 2010-06-02</text:span></text:p>
            <text:p text:style-name="P2"><text:span text:style-name="T2"/></text:p>
            <text:p text:style-name="P2"><text:span text:style-name="T2">0.7.4. ~ 2010-09-04 – Mostly developed in 4 months in 2010</text:span></text:p>
            <text:p text:style-name="P2"><text:span text:style-name="T2"/></text:p>
            <text:p text:style-name="P2"><text:span text:style-name="T2">Installation: easy_install -U plac</text:span></text:p>
          </draw:text-box>
        </draw:frame>
        <draw:custom-shape draw:style-name="gr2" draw:text-style-name="P5" draw:layer="layout" svg:width="28cm" svg:height="9.2cm" svg:x="0cm" svg:y="10.2cm">
          <text:p text:style-name="P2"><text:span text:style-name="T3">$ sudo easy_install -U plac</text:span></text:p>
          <text:p text:style-name="P2"><text:span text:style-name="T3">[sudo] password for ian: </text:span></text:p>
          <text:p text:style-name="P2"><text:span text:style-name="T3">Searching for plac</text:span></text:p>
          <text:p text:style-name="P2"><text:span text:style-name="T3">Reading https://pypi.python.org/simple/plac/</text:span></text:p>
          <text:p text:style-name="P2"><text:span text:style-name="T3">Best match: plac 0.9.1</text:span></text:p>
          <text:p text:style-name="P2"><text:span text:style-name="T3">Downloading https://pypi.python.org/packages/source/p/plac/plac-0.9.1.tar.gz#md5=d7c90a689341c9a8f2706669f4be8b2b</text:span></text:p>
          <draw:enhanced-geometry svg:viewBox="0 0 21600 21600" draw:type="rectangle" draw:enhanced-path="M 0 0 L 21600 0 21600 21600 0 21600 0 0 Z N"/>
        </draw:custom-shape>
        <draw:frame presentation:style-name="pr2" draw:text-style-name="P3" draw:layer="layout" svg:width="26.599cm" svg:height="1.382cm" svg:x="0.801cm" svg:y="19.618cm">
          <draw:text-box>
            <text:p text:style-name="P6"><text:span text:style-name="T2">Continued…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name="Heading1" presentation:style-name="pr1" draw:text-style-name="P1" draw:layer="layout" svg:width="25.199cm" svg:height="1.398cm" svg:x="1.001cm" svg:y="0.6cm" presentation:class="title" presentation:user-transformed="true">
          <draw:text-box>
            <text:p><text:span text:style-name="T1">Plac – Installation continued</text:span></text:p>
          </draw:text-box>
        </draw:frame>
        <draw:custom-shape draw:style-name="gr3" draw:text-style-name="P5" draw:layer="layout" svg:width="28cm" svg:height="18.6cm" svg:x="0cm" svg:y="2.4cm">
          <text:p text:style-name="P2"><text:span text:style-name="T3">Processing plac-0.9.1.tar.gz</text:span></text:p>
          <text:p text:style-name="P2"><text:span text:style-name="T3"/></text:p>
          <text:p text:style-name="P2"><text:span text:style-name="T3">Writing /tmp/easy_install-bzEwVQ/plac-0.9.1/setup.cfg</text:span></text:p>
          <text:p text:style-name="P2"><text:span text:style-name="T3"/></text:p>
          <text:p text:style-name="P2"><text:span text:style-name="T3">Running plac-0.9.1/setup.py -q bdist_egg --dist-dir /tmp/easy_install-bzEwVQ/plac-0.9.1/egg-dist-tmp-s8WQwX</text:span></text:p>
          <text:p text:style-name="P2"><text:span text:style-name="T3">creating /usr/local/lib/python2.7/dist-packages/plac-0.9.1-py2.7.egg</text:span></text:p>
          <text:p text:style-name="P2"><text:span text:style-name="T3"/></text:p>
          <text:p text:style-name="P2"><text:span text:style-name="T3">Extracting plac-0.9.1-py2.7.egg to /usr/local/lib/python2.7/dist-packages</text:span></text:p>
          <text:p text:style-name="P2"><text:span text:style-name="T3"/></text:p>
          <text:p text:style-name="P2"><text:span text:style-name="T3">Adding plac 0.9.1 to easy-install.pth file</text:span></text:p>
          <text:p text:style-name="P2"><text:span text:style-name="T3"/></text:p>
          <text:p text:style-name="P2"><text:span text:style-name="T3">Installing plac_runner.py script to /usr/local/bin</text:span></text:p>
          <text:p text:style-name="P2"><text:span text:style-name="T3"/></text:p>
          <text:p text:style-name="P2"><text:span text:style-name="T3">Installed /usr/local/lib/python2.7/dist-packages/plac-0.9.1-py2.7.egg</text:span></text:p>
          <text:p text:style-name="P2"><text:span text:style-name="T3">Processing dependencies for plac</text:span></text:p>
          <text:p text:style-name="P2"><text:span text:style-name="T3">Finished processing dependencies for plac</text:span></text:p>
          <text:p text:style-name="P2"><text:span text:style-name="T3">$</text:span><text:span text:style-name="T4"> </text:span></text:p>
          <text:p text:style-name="P2"><text:span text:style-name="T4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98cm" svg:x="1.4cm" svg:y="0.62cm" presentation:class="title" presentation:user-transformed="true">
          <draw:text-box>
            <text:p><text:span text:style-name="T1">Plac – Alternative installation method</text:span></text:p>
          </draw:text-box>
        </draw:frame>
        <draw:custom-shape draw:style-name="gr4" draw:text-style-name="P7" draw:layer="layout" svg:width="28.2cm" svg:height="18.682cm" svg:x="0cm" svg:y="3.918cm">
          <text:p text:style-name="P2"><text:span text:style-name="T5">$ ~/plac-0.9.1 $ sudo python setup.py install</text:span></text:p>
          <text:p text:style-name="P2"><text:span text:style-name="T5">[sudo] password for ian: </text:span></text:p>
          <text:p text:style-name="P2"><text:span text:style-name="T5">running install</text:span></text:p>
          <text:p text:style-name="P2"><text:span text:style-name="T5">running bdist_egg</text:span></text:p>
          <text:p text:style-name="P2"><text:span text:style-name="T5">running egg_info</text:span></text:p>
          <text:p text:style-name="P2"><text:span text:style-name="T5">writing plac.egg-info/PKG-INFO</text:span></text:p>
          <text:p text:style-name="P2"><text:span text:style-name="T5">writing top-level names to plac.egg-info/top_level.txt</text:span></text:p>
          <text:p text:style-name="P2"><text:span text:style-name="T5">writing dependency_links to plac.egg-info/dependency_links.txt</text:span></text:p>
          <text:p text:style-name="P2"><text:span text:style-name="T5">reading manifest file 'plac.egg-info/SOURCES.txt'</text:span></text:p>
          <text:p text:style-name="P2"><text:span text:style-name="T5">reading manifest template 'MANIFEST.in'</text:span></text:p>
          <text:p text:style-name="P2"><text:span text:style-name="T5">writing manifest file 'plac.egg-info/SOURCES.txt'</text:span></text:p>
          <text:p text:style-name="P2"><text:span text:style-name="T5">installing library code to build/bdist.linux-x86_64/egg</text:span></text:p>
          <text:p text:style-name="P2"><text:span text:style-name="T5">running install_lib</text:span></text:p>
          <text:p text:style-name="P2"><text:span text:style-name="T5">running build_py</text:span></text:p>
          <text:p text:style-name="P2"><text:span text:style-name="T5">creating build</text:span></text:p>
          <text:p text:style-name="P2"><text:span text:style-name="T5">creating build/lib.linux-x86_64-2.7</text:span></text:p>
          <text:p text:style-name="P2"><text:span text:style-name="T5">copying plac_core.py -&gt; build/lib.linux-x86_64-2.7</text:span></text:p>
          <text:p text:style-name="P2"><text:span text:style-name="T5">copying plac_ext.py -&gt; build/lib.linux-x86_64-2.7</text:span></text:p>
          <text:p text:style-name="P2"><text:span text:style-name="T5">copying plac_tk.py -&gt; build/lib.linux-x86_64-2.7</text:span></text:p>
          <text:p text:style-name="P2"><text:span text:style-name="T5">copying plac.py -&gt; build/lib.linux-x86_64-2.7</text:span></text:p>
          <text:p text:style-name="P2"><text:span text:style-name="T5">creating build/bdist.linux-x86_64</text:span></text:p>
          <text:p text:style-name="P2"><text:span text:style-name="T5">creating build/bdist.linux-x86_64/egg</text:span></text:p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1.052cm" svg:height="0.963cm" svg:x="18.142cm" svg:y="10.102cm">
          <draw:text-box>
            <text:p>~/</text:p>
          </draw:text-box>
        </draw:frame>
        <draw:frame presentation:style-name="pr2" draw:text-style-name="P3" draw:layer="layout" svg:width="26.599cm" svg:height="1.382cm" svg:x="1.201cm" svg:y="2.618cm">
          <draw:text-box>
            <text:p text:style-name="P6"><text:span text:style-name="T2"><text:s/></text:span><text:span text:style-name="T2">Download plac-0.9.1.tar.gz and extract, then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98cm" svg:x="1.4cm" svg:y="0.62cm" presentation:class="title" presentation:user-transformed="true">
          <draw:text-box>
            <text:p><text:span text:style-name="T1">Plac – Alternative install continued...</text:span></text:p>
          </draw:text-box>
        </draw:frame>
        <draw:custom-shape draw:style-name="gr6" draw:text-style-name="P9" draw:layer="layout" svg:width="41cm" svg:height="18.6cm" svg:x="0cm" svg:y="2.4cm">
          <text:p text:style-name="P2"><text:span text:style-name="T6">...cut out about 40 lines...</text:span></text:p>
          <text:p text:style-name="P2"><text:span text:style-name="T5"/></text:p>
          <text:p text:style-name="P2"><text:span text:style-name="T5">changing mode of build/bdist.linux-x86_64/egg/EGG-INFO/scripts/plac_runner.py to 755</text:span></text:p>
          <text:p text:style-name="P2"><text:span text:style-name="T5">copying plac.egg-info/PKG-INFO -&gt; build/bdist.linux-x86_64/egg/EGG-INFO</text:span></text:p>
          <text:p text:style-name="P2"><text:span text:style-name="T5">copying plac.egg-info/SOURCES.txt -&gt; build/bdist.linux-x86_64/egg/EGG-INFO</text:span></text:p>
          <text:p text:style-name="P2"><text:span text:style-name="T5">copying plac.egg-info/dependency_links.txt -&gt; build/bdist.linux-x86_64/egg/EGG-INFO</text:span></text:p>
          <text:p text:style-name="P2"><text:span text:style-name="T5">copying plac.egg-info/not-zip-safe -&gt; build/bdist.linux-x86_64/egg/EGG-INFO</text:span></text:p>
          <text:p text:style-name="P2"><text:span text:style-name="T5">copying plac.egg-info/top_level.txt -&gt; build/bdist.linux-x86_64/egg/EGG-INFO</text:span></text:p>
          <text:p text:style-name="P2"><text:span text:style-name="T5">creating dist</text:span></text:p>
          <text:p text:style-name="P2"><text:span text:style-name="T5">creating 'dist/plac-0.9.1-py2.7.egg' and adding 'build/bdist.linux-x86_64/egg' to it</text:span></text:p>
          <text:p text:style-name="P2"><text:span text:style-name="T5">removing 'build/bdist.linux-x86_64/egg' (and everything under it)</text:span></text:p>
          <text:p text:style-name="P2"><text:span text:style-name="T5">Processing plac-0.9.1-py2.7.egg</text:span></text:p>
          <text:p text:style-name="P2"><text:span text:style-name="T5">removing '/usr/local/lib/python2.7/dist-packages/plac-0.9.1-py2.7.egg'</text:span></text:p>
          <text:p text:style-name="P2"><text:span text:style-name="T5">creating /usr/local/lib/python2.7/dist-packages/plac-0.9.1-py2.7.egg</text:span></text:p>
          <text:p text:style-name="P2"><text:span text:style-name="T5">Extracting plac-0.9.1-py2.7.egg to /usr/local/lib/python2.7/dist-packages</text:span></text:p>
          <text:p text:style-name="P2"><text:span text:style-name="T5">plac 0.9.1 is already the active version in easy-install.pth</text:span></text:p>
          <text:p text:style-name="P2"><text:span text:style-name="T5">Installing plac_runner.py script to /usr/local/bin</text:span></text:p>
          <text:p text:style-name="P2"><text:span text:style-name="T5"/></text:p>
          <text:p text:style-name="P2"><text:span text:style-name="T5">Installed /usr/local/lib/python2.7/dist-packages/plac-0.9.1-py2.7.egg</text:span></text:p>
          <text:p text:style-name="P2"><text:span text:style-name="T5">Processing dependencies for plac==0.9.1</text:span></text:p>
          <text:p text:style-name="P2"><text:span text:style-name="T5">Finished processing dependencies for plac==0.9.1</text:span><text:span text:style-name="T4"> </text:span><text:span text:style-name="T5">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2.795cm" svg:x="0.801cm" svg:y="1.805cm" presentation:class="title" presentation:user-transformed="true">
          <draw:text-box>
            <text:p><text:span text:style-name="T1">A few words from the plac author...</text:span><text:span text:style-name="T1"><text:tab/></text:span><text:span text:style-name="T1"><text:line-break/></text:span><text:span text:style-name="T1">Michele Simionato</text:span></text:p>
          </draw:text-box>
        </draw:frame>
        <draw:frame presentation:style-name="pr2" draw:text-style-name="P3" draw:layer="layout" svg:width="26.599cm" svg:height="14.8cm" svg:x="0.701cm" svg:y="5.2cm" presentation:class="subtitle" presentation:user-transformed="true">
          <draw:text-box>
            <text:p text:style-name="P6"><text:span text:style-name="T2">“</text:span><text:span text:style-name="T2">I do not use Python 3. At work we just migrated to Python 2.7. It will take years before we think to migrate to Python 3. I am pretty much sure most Pythonistas are in the same situation.”</text:span></text:p>
            <text:p text:style-name="P6"><text:span text:style-name="T2"/></text:p>
            <text:p text:style-name="P6"><text:span text:style-name="T2">“ </text:span><text:span text:style-name="T2">The original name of plac was optionparser. <text:s/>I decided to check out the argparse module. A name like argparse_plus was also ruled out. I made a research on PyPI and the name clap (Command Line Arguments Parser) was not taken, so I renamed everything to clap. After two days a Clap module appeared on PyPI. <text:s/>I decided to rename everything again to plac, an anagram of clap.” 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98cm" svg:x="1.4cm" svg:y="0.62cm" presentation:class="title" presentation:user-transformed="true">
          <draw:text-box>
            <text:p><text:span text:style-name="T1">Plac functions and imports</text:span></text:p>
          </draw:text-box>
        </draw:frame>
        <draw:frame presentation:style-name="pr2" draw:text-style-name="P10" draw:layer="layout" svg:width="26.599cm" svg:height="1.382cm" svg:x="1.2cm" svg:y="2.618cm" presentation:class="subtitle" presentation:user-transformed="true">
          <draw:text-box>
            <text:p text:style-name="P6"><text:span text:style-name="T2"><text:s/></text:span></text:p>
          </draw:text-box>
        </draw:frame>
        <draw:custom-shape draw:style-name="gr7" draw:text-style-name="P11" draw:layer="layout" svg:width="28cm" svg:height="9cm" svg:x="0cm" svg:y="3.8cm">
          <text:p text:style-name="P2"><text:span text:style-name="T5"/></text:p>
          <text:p text:style-name="P2"><text:span text:style-name="T3">$ python</text:span></text:p>
          <text:p text:style-name="P2"><text:span text:style-name="T3">&gt;&gt;&gt; import plac</text:span></text:p>
          <text:p text:style-name="P2"><text:span text:style-name="T3">&gt;&gt;&gt; dir(plac)</text:span></text:p>
          <text:p text:style-name="P2"><text:span text:style-name="T3">['Annotation', 'ArgumentParser', 'Interpreter', 'Monitor', 'NONE', 'PARSER_CFG', 'ReadlineInput', 'TkMonitor', '__builtins__', '__doc__', '__file__', '__name__', '__package__', '__version__', '</text:span><text:span text:style-name="T6">annotations</text:span><text:span text:style-name="T3">', 'argparse', '</text:span><text:span text:style-name="T6">call</text:span><text:span text:style-name="T3">', 'default_help', 'getargspec', 'getfullargspec', 'import_main', 'inspect', 'is_annotation', 'iterable', 'parser_from', 'pconf', 're', 'runp', 'stdout', 'sys']</text:span></text:p>
          <text:p text:style-name="P2"><text:span text:style-name="T5"><text:s/>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8cm" svg:height="6.6cm" svg:x="0cm" svg:y="14.4cm">
          <text:p text:style-name="P2"><text:span text:style-name="T5"/></text:p>
          <text:p text:style-name="P2"><text:span text:style-name="T3"/></text:p>
          <text:p text:style-name="P2"><text:span text:style-name="T3">import re, sys, inspect, argparse</text:span></text:p>
          <text:p text:style-name="P2"><text:span text:style-name="T3"/></text:p>
          <text:p text:style-name="P2"><text:span text:style-name="T3">def call(obj, arglist=sys.argv[1:], eager=True):</text:span></text:p>
          <text:p text:style-name="P2"><text:span text:style-name="T3"/></text:p>
          <text:p text:style-name="P2"><text:span text:style-name="T3">class Annotation(object):</text:span></text:p>
          <text:p text:style-name="P2"><text:span text:style-name="T3"><text:s text:c="4"/></text:span><text:span text:style-name="T3">def __init__(self, help=None, kind="positional",</text:span></text:p>
          <text:p text:style-name="P2"><text:span text:style-name="T3"><text:tab/></text:span><text:span text:style-name="T3"><text:tab/></text:span><text:span text:style-name="T3"><text:tab/></text:span><text:span text:style-name="T3"> </text:span><text:span text:style-name="T3">abbrev=None, type=None, choices=None, metavar=None):</text:span></text:p>
          <text:p text:style-name="P2"><text:span text:style-name="T3"/></text:p>
          <text:p text:style-name="P2"><text:span text:style-name="T5"><text:s/></text:span></text:p>
          <draw:enhanced-geometry svg:viewBox="0 0 21600 21600" draw:type="rectangle" draw:enhanced-path="M 0 0 L 21600 0 21600 21600 0 21600 0 0 Z N"/>
        </draw:custom-shape>
        <draw:frame presentation:style-name="pr2" draw:text-style-name="P3" draw:layer="layout" svg:width="26.599cm" svg:height="1.382cm" svg:x="0.601cm" svg:y="13.018cm">
          <draw:text-box>
            <text:p text:style-name="P6"><text:span text:style-name="T2">plac_core.py imports. Plus the call and Annotation functions ...</text:span></text:p>
          </draw:text-box>
        </draw:frame>
        <draw:frame presentation:style-name="pr2" draw:text-style-name="P3" draw:layer="layout" svg:width="26.599cm" svg:height="1.382cm" svg:x="0.6cm" svg:y="2.418cm">
          <draw:text-box>
            <text:p text:style-name="P6"><text:span text:style-name="T2">Plac functions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98cm" svg:x="1.4cm" svg:y="0.62cm" presentation:class="title" presentation:user-transformed="true">
          <draw:text-box>
            <text:p><text:span text:style-name="T1">plac_example1.py ~ 1 argument</text:span></text:p>
          </draw:text-box>
        </draw:frame>
        <draw:frame presentation:style-name="pr2" draw:text-style-name="P10" draw:layer="layout" svg:width="26.599cm" svg:height="1.382cm" svg:x="1.2cm" svg:y="2.618cm" presentation:class="subtitle" presentation:user-transformed="true">
          <draw:text-box>
            <text:p text:style-name="P6"><text:span text:style-name="T2"><text:s/></text:span></text:p>
          </draw:text-box>
        </draw:frame>
        <draw:custom-shape draw:style-name="gr9" draw:text-style-name="P11" draw:layer="layout" svg:width="28cm" svg:height="7.8cm" svg:x="0cm" svg:y="2.6cm">
          <text:p text:style-name="P2"><text:span text:style-name="T3">import plac</text:span></text:p>
          <text:p text:style-name="P2"><text:span text:style-name="T3">def main(animal):</text:span></text:p>
          <text:p text:style-name="P2"><text:span text:style-name="T3"><text:s text:c="4"/></text:span><text:span text:style-name="T3">"Program about animals"</text:span></text:p>
          <text:p text:style-name="P2"><text:span text:style-name="T3"><text:s text:c="4"/></text:span><text:span text:style-name="T3">print("The 1st positional argument is {}.".format(animal))</text:span></text:p>
          <text:p text:style-name="P2"><text:span text:style-name="T3"><text:s text:c="4"/></text:span><text:span text:style-name="T3"># ...more code...</text:span></text:p>
          <text:p text:style-name="P2"><text:span text:style-name="T3"><text:tab/></text:span><text:span text:style-name="T3"> </text:span></text:p>
          <text:p text:style-name="P2"><text:span text:style-name="T3">if __name__ == '__main__': </text:span></text:p>
          <text:p text:style-name="P2"><text:span text:style-name="T3"><text:s text:c="4"/></text:span><text:span text:style-name="T3">plac.call(main)</text:span></text:p>
          <draw:enhanced-geometry svg:viewBox="0 0 21600 21600" draw:type="rectangle" draw:enhanced-path="M 0 0 L 21600 0 21600 21600 0 21600 0 0 Z N"/>
        </draw:custom-shape>
        <draw:frame presentation:style-name="pr2" draw:text-style-name="P3" draw:layer="layout" svg:width="26.599cm" svg:height="1.382cm" svg:x="0.802cm" svg:y="1.4cm">
          <draw:text-box>
            <text:p text:style-name="P6"><text:span text:style-name="T2">Code...</text:span></text:p>
          </draw:text-box>
        </draw:frame>
        <draw:frame presentation:style-name="pr2" draw:text-style-name="P3" draw:layer="layout" svg:width="26.599cm" svg:height="1.382cm" svg:x="0.8cm" svg:y="10.418cm">
          <draw:text-box>
            <text:p text:style-name="P6"><text:span text:style-name="T2">Get help on the program -h or --help...</text:span></text:p>
          </draw:text-box>
        </draw:frame>
        <draw:custom-shape draw:style-name="gr10" draw:text-style-name="P11" draw:layer="layout" svg:width="28cm" svg:height="9.418cm" svg:x="0cm" svg:y="11.582cm">
          <text:p text:style-name="P2"><text:span text:style-name="T3">$ python plac_example1.py -h</text:span></text:p>
          <text:p text:style-name="P2"><text:span text:style-name="T3">usage: plac_example1.py [-h] animal</text:span></text:p>
          <text:p text:style-name="P2"><text:span text:style-name="T3"/></text:p>
          <text:p text:style-name="P2"><text:span text:style-name="T3">Program about animals</text:span></text:p>
          <text:p text:style-name="P2"><text:span text:style-name="T3"/></text:p>
          <text:p text:style-name="P2"><text:span text:style-name="T3">positional arguments:</text:span></text:p>
          <text:p text:style-name="P2"><text:span text:style-name="T3"><text:s text:c="2"/></text:span><text:span text:style-name="T3">animal</text:span></text:p>
          <text:p text:style-name="P2"><text:span text:style-name="T3"/></text:p>
          <text:p text:style-name="P2"><text:span text:style-name="T3">optional arguments:</text:span></text:p>
          <text:p text:style-name="P2"><text:span text:style-name="T3"><text:s text:c="2"/></text:span><text:span text:style-name="T3">-h, --help <text:s/>show this help message and exi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98cm" svg:x="1.4cm" svg:y="0.62cm" presentation:class="title" presentation:user-transformed="true">
          <draw:text-box>
            <text:p><text:span text:style-name="T1">plac_example1.py ~ 1 argument</text:span></text:p>
          </draw:text-box>
        </draw:frame>
        <draw:frame presentation:style-name="pr2" draw:text-style-name="P10" draw:layer="layout" svg:width="26.599cm" svg:height="1.382cm" svg:x="1.2cm" svg:y="2.618cm" presentation:class="subtitle" presentation:user-transformed="true">
          <draw:text-box>
            <text:p text:style-name="P6"><text:span text:style-name="T2"><text:s/></text:span></text:p>
          </draw:text-box>
        </draw:frame>
        <draw:frame presentation:style-name="pr2" draw:text-style-name="P3" draw:layer="layout" svg:width="26.599cm" svg:height="1.382cm" svg:x="0.8cm" svg:y="2.8cm">
          <draw:text-box>
            <text:p text:style-name="P6"><text:span text:style-name="T2">Run the program...</text:span></text:p>
          </draw:text-box>
        </draw:frame>
        <draw:custom-shape draw:style-name="gr11" draw:text-style-name="P11" draw:layer="layout" svg:width="28cm" svg:height="17cm" svg:x="0cm" svg:y="4cm">
          <text:p text:style-name="P2"><text:span text:style-name="T3">$ python plac_example1.py mouse</text:span></text:p>
          <text:p text:style-name="P2"><text:span text:style-name="T3">The 1st positional argument is mouse.</text:span></text:p>
          <text:p text:style-name="P2"><text:span text:style-name="T3"/></text:p>
          <text:p text:style-name="P2"><text:span text:style-name="T3"/></text:p>
          <text:p text:style-name="P2"><text:span text:style-name="T3">$ python plac_example1.py cat</text:span></text:p>
          <text:p text:style-name="P2"><text:span text:style-name="T3">The 1st positional argument is cat.</text:span></text:p>
          <text:p text:style-name="P2"><text:span text:style-name="T3"/></text:p>
          <text:p text:style-name="P2"><text:span text:style-name="T3"/></text:p>
          <text:p text:style-name="P2"><text:span text:style-name="T3">$ python plac_example1.py cat mouse</text:span></text:p>
          <text:p text:style-name="P2"><text:span text:style-name="T3">usage: plac_example1.py [-h] animal</text:span></text:p>
          <text:p text:style-name="P2"><text:span text:style-name="T3">plac_example1.py: error: unrecognized arguments: mouse</text:span></text:p>
          <text:p text:style-name="P2"><text:span text:style-name="T3"/></text:p>
          <text:p text:style-name="P2"><text:span text:style-name="T3"/></text:p>
          <text:p text:style-name="P2"><text:span text:style-name="T3">$ python plac_example1.py</text:span></text:p>
          <text:p text:style-name="P2"><text:span text:style-name="T3">usage: plac_example1.py [-h] animal</text:span></text:p>
          <text:p text:style-name="P2"><text:span text:style-name="T3">plac_example1.py: error: too few argument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98cm" svg:x="1.4cm" svg:y="0.62cm" presentation:class="title" presentation:user-transformed="true">
          <draw:text-box>
            <text:p><text:span text:style-name="T1">plac_example2.py ~ 2 arguments</text:span></text:p>
          </draw:text-box>
        </draw:frame>
        <draw:frame presentation:style-name="pr2" draw:text-style-name="P10" draw:layer="layout" svg:width="26.599cm" svg:height="1.382cm" svg:x="1.2cm" svg:y="2.618cm" presentation:class="subtitle" presentation:user-transformed="true">
          <draw:text-box>
            <text:p text:style-name="P6"><text:span text:style-name="T2"><text:s/></text:span></text:p>
          </draw:text-box>
        </draw:frame>
        <draw:custom-shape draw:style-name="gr9" draw:text-style-name="P11" draw:layer="layout" svg:width="28cm" svg:height="7.8cm" svg:x="0cm" svg:y="2.6cm">
          <text:p text:style-name="P2"><text:span text:style-name="T3">import plac</text:span></text:p>
          <text:p text:style-name="P2"><text:span text:style-name="T3">def main(small_animal, big_animal):</text:span></text:p>
          <text:p text:style-name="P2"><text:span text:style-name="T3"><text:s text:c="4"/></text:span><text:span text:style-name="T3">"Program about animals"</text:span></text:p>
          <text:p text:style-name="P2"><text:span text:style-name="T3"><text:s text:c="4"/></text:span><text:span text:style-name="T3">print("1st positional argument {}.".format(small_animal))</text:span></text:p>
          <text:p text:style-name="P2"><text:span text:style-name="T3"><text:s text:c="4"/></text:span><text:span text:style-name="T3">print("2nd positional argument {}.".format(big_animal))</text:span></text:p>
          <text:p text:style-name="P2"><text:span text:style-name="T3"><text:s text:c="4"/></text:span><text:span text:style-name="T3"># ...</text:span></text:p>
          <text:p text:style-name="P2"><text:span text:style-name="T3"><text:tab/></text:span><text:span text:style-name="T3"> </text:span></text:p>
          <text:p text:style-name="P2"><text:span text:style-name="T3">if __name__ == '__main__': </text:span></text:p>
          <text:p text:style-name="P2"><text:span text:style-name="T3"><text:s text:c="4"/></text:span><text:span text:style-name="T3">plac.call(main)</text:span></text:p>
          <draw:enhanced-geometry svg:viewBox="0 0 21600 21600" draw:type="rectangle" draw:enhanced-path="M 0 0 L 21600 0 21600 21600 0 21600 0 0 Z N"/>
        </draw:custom-shape>
        <draw:frame presentation:style-name="pr2" draw:text-style-name="P10" draw:layer="layout" svg:width="26.599cm" svg:height="1.382cm" svg:x="0.802cm" svg:y="1.4cm">
          <draw:text-box>
            <text:p text:style-name="P6"><text:span text:style-name="T2">Code...</text:span></text:p>
          </draw:text-box>
        </draw:frame>
        <draw:frame presentation:style-name="pr2" draw:text-style-name="P10" draw:layer="layout" svg:width="26.599cm" svg:height="1.382cm" svg:x="0.8cm" svg:y="10.418cm">
          <draw:text-box>
            <text:p text:style-name="P6"><text:span text:style-name="T2">Get help on the program -h or --help...</text:span></text:p>
          </draw:text-box>
        </draw:frame>
        <draw:custom-shape draw:style-name="gr10" draw:text-style-name="P11" draw:layer="layout" svg:width="28cm" svg:height="9.418cm" svg:x="0cm" svg:y="11.582cm">
          <text:p text:style-name="P2"><text:span text:style-name="T3">$ python plac_example2.py -h</text:span></text:p>
          <text:p text:style-name="P2"><text:span text:style-name="T3">usage: plac_example2.py [-h] small_animal big_animal</text:span></text:p>
          <text:p text:style-name="P2"><text:span text:style-name="T3"/></text:p>
          <text:p text:style-name="P2"><text:span text:style-name="T3">Program about animals</text:span></text:p>
          <text:p text:style-name="P2"><text:span text:style-name="T3"/></text:p>
          <text:p text:style-name="P2"><text:span text:style-name="T3">positional arguments:</text:span></text:p>
          <text:p text:style-name="P2"><text:span text:style-name="T3"><text:s text:c="2"/></text:span><text:span text:style-name="T3">small_animal</text:span></text:p>
          <text:p text:style-name="P2"><text:span text:style-name="T3"><text:s text:c="2"/></text:span><text:span text:style-name="T3">big_animal</text:span></text:p>
          <text:p text:style-name="P2"><text:span text:style-name="T3"/></text:p>
          <text:p text:style-name="P2"><text:span text:style-name="T3">optional arguments:</text:span></text:p>
          <text:p text:style-name="P2"><text:span text:style-name="T3"><text:s text:c="2"/></text:span><text:span text:style-name="T3">-h, --help <text:s text:c="3"/>show this help message and exi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98cm" svg:x="1.4cm" svg:y="0.62cm" presentation:class="title" presentation:user-transformed="true">
          <draw:text-box>
            <text:p><text:span text:style-name="T1">plac_example2.py ~ 2 arguments</text:span></text:p>
          </draw:text-box>
        </draw:frame>
        <draw:frame presentation:style-name="pr2" draw:text-style-name="P10" draw:layer="layout" svg:width="26.599cm" svg:height="1.382cm" svg:x="1.2cm" svg:y="2.618cm" presentation:class="subtitle" presentation:user-transformed="true">
          <draw:text-box>
            <text:p text:style-name="P6"><text:span text:style-name="T2"><text:s/></text:span></text:p>
          </draw:text-box>
        </draw:frame>
        <draw:frame presentation:style-name="pr2" draw:text-style-name="P10" draw:layer="layout" svg:width="26.599cm" svg:height="1.382cm" svg:x="0.8cm" svg:y="2.8cm">
          <draw:text-box>
            <text:p text:style-name="P6"><text:span text:style-name="T2">Run the program...</text:span></text:p>
          </draw:text-box>
        </draw:frame>
        <draw:custom-shape draw:style-name="gr11" draw:text-style-name="P11" draw:layer="layout" svg:width="28cm" svg:height="17cm" svg:x="0cm" svg:y="4cm">
          <text:p text:style-name="P2"><text:span text:style-name="T3">$ python plac_example2.py mouse cat</text:span></text:p>
          <text:p text:style-name="P2"><text:span text:style-name="T3">1st positional argument mouse.</text:span></text:p>
          <text:p text:style-name="P2"><text:span text:style-name="T3">2nd positional argument cat.</text:span></text:p>
          <text:p text:style-name="P2"><text:span text:style-name="T3"/></text:p>
          <text:p text:style-name="P2"><text:span text:style-name="T3"/></text:p>
          <text:p text:style-name="P2"><text:span text:style-name="T3">$ python plac_example2.py flea elephant</text:span></text:p>
          <text:p text:style-name="P2"><text:span text:style-name="T3">1st positional argument flea.</text:span></text:p>
          <text:p text:style-name="P2"><text:span text:style-name="T3">2nd positional argument elephant.</text:span></text:p>
          <text:p text:style-name="P2"><text:span text:style-name="T3"/></text:p>
          <text:p text:style-name="P2"><text:span text:style-name="T3"/></text:p>
          <text:p text:style-name="P2"><text:span text:style-name="T3">$ python plac_example2.py</text:span></text:p>
          <text:p text:style-name="P2"><text:span text:style-name="T3">usage: plac_example2.py [-h] small_animal big_animal</text:span></text:p>
          <text:p text:style-name="P2"><text:span text:style-name="T3">plac_example2.py: error: too few arguments</text:span></text:p>
          <text:p text:style-name="P2"><text:span text:style-name="T3"/></text:p>
          <text:p text:style-name="P2"><text:span text:style-name="T3"/></text:p>
          <text:p text:style-name="P2"><text:span text:style-name="T3">$ python plac_example2.py mouse cat dog</text:span></text:p>
          <text:p text:style-name="P2"><text:span text:style-name="T3">usage: plac_example2.py [-h] small_animal big_animal</text:span></text:p>
          <text:p text:style-name="P2"><text:span text:style-name="T3">plac_example2.py: error: unrecognized arguments: do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98cm" svg:x="1.4cm" svg:y="0.62cm" presentation:class="title" presentation:user-transformed="true">
          <draw:text-box>
            <text:p><text:span text:style-name="T1">plac_example3.py ~ n... arguments</text:span></text:p>
          </draw:text-box>
        </draw:frame>
        <draw:frame presentation:style-name="pr2" draw:text-style-name="P10" draw:layer="layout" svg:width="26.599cm" svg:height="1.382cm" svg:x="1.2cm" svg:y="2.618cm" presentation:class="subtitle" presentation:user-transformed="true">
          <draw:text-box>
            <text:p text:style-name="P6"><text:span text:style-name="T2"><text:s/></text:span></text:p>
          </draw:text-box>
        </draw:frame>
        <draw:custom-shape draw:style-name="gr12" draw:text-style-name="P11" draw:layer="layout" svg:width="28cm" svg:height="8.182cm" svg:x="0cm" svg:y="2.618cm">
          <text:p text:style-name="P2"><text:span text:style-name="T3">import plac</text:span></text:p>
          <text:p text:style-name="P2"><text:span text:style-name="T3">def main(*animals):</text:span></text:p>
          <text:p text:style-name="P2"><text:span text:style-name="T3"><text:s text:c="4"/></text:span><text:span text:style-name="T3">"Program about animals"</text:span></text:p>
          <text:p text:style-name="P2"><text:span text:style-name="T3"><text:s text:c="4"/></text:span><text:span text:style-name="T3">for index, animal in enumerate(animals):</text:span></text:p>
          <text:p text:style-name="P2"><text:span text:style-name="T3"><text:s text:c="8"/></text:span><text:span text:style-name="T3">print("positional argument {} is: {}."</text:span></text:p>
          <text:p text:style-name="P2"><text:span text:style-name="T3"><text:s text:c="16"/></text:span><text:span text:style-name="T3">.format(index + 1, animal))</text:span></text:p>
          <text:p text:style-name="P2"><text:span text:style-name="T3"><text:tab/></text:span><text:span text:style-name="T3"> </text:span></text:p>
          <text:p text:style-name="P2"><text:span text:style-name="T3">if __name__ == '__main__': </text:span></text:p>
          <text:p text:style-name="P2"><text:span text:style-name="T3"><text:s text:c="4"/></text:span><text:span text:style-name="T3">plac.call(main)</text:span></text:p>
          <draw:enhanced-geometry svg:viewBox="0 0 21600 21600" draw:type="rectangle" draw:enhanced-path="M 0 0 L 21600 0 21600 21600 0 21600 0 0 Z N"/>
        </draw:custom-shape>
        <draw:frame presentation:style-name="pr2" draw:text-style-name="P10" draw:layer="layout" svg:width="26.599cm" svg:height="1.382cm" svg:x="0.802cm" svg:y="1.4cm">
          <draw:text-box>
            <text:p text:style-name="P6"><text:span text:style-name="T2">Code...</text:span></text:p>
          </draw:text-box>
        </draw:frame>
        <draw:frame presentation:style-name="pr2" draw:text-style-name="P10" draw:layer="layout" svg:width="26.599cm" svg:height="1.382cm" svg:x="0.8cm" svg:y="11.118cm">
          <draw:text-box>
            <text:p text:style-name="P6"><text:span text:style-name="T2">Get help on the program -h or --help...</text:span></text:p>
          </draw:text-box>
        </draw:frame>
        <draw:custom-shape draw:style-name="gr13" draw:text-style-name="P11" draw:layer="layout" svg:width="28cm" svg:height="8.8cm" svg:x="0cm" svg:y="12.2cm">
          <text:p text:style-name="P2"><text:span text:style-name="T3">$ python plac_example3.py -h</text:span></text:p>
          <text:p text:style-name="P2"><text:span text:style-name="T3">usage: plac_example3.py [-h] [animals [animals ...]]</text:span></text:p>
          <text:p text:style-name="P2"><text:span text:style-name="T3"/></text:p>
          <text:p text:style-name="P2"><text:span text:style-name="T3">Program about animals</text:span></text:p>
          <text:p text:style-name="P2"><text:span text:style-name="T3"/></text:p>
          <text:p text:style-name="P2"><text:span text:style-name="T3">positional arguments:</text:span></text:p>
          <text:p text:style-name="P2"><text:span text:style-name="T3"><text:s text:c="2"/></text:span><text:span text:style-name="T3">animals</text:span></text:p>
          <text:p text:style-name="P2"><text:span text:style-name="T3"/></text:p>
          <text:p text:style-name="P2"><text:span text:style-name="T3">optional arguments:</text:span></text:p>
          <text:p text:style-name="P2"><text:span text:style-name="T3"><text:s text:c="2"/></text:span><text:span text:style-name="T3">-h, --help <text:s/>show this help message and exi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98cm" svg:x="1.4cm" svg:y="0.62cm" presentation:class="title" presentation:user-transformed="true">
          <draw:text-box>
            <text:p><text:span text:style-name="T1">plac_example3.py ~ n... arguments </text:span></text:p>
          </draw:text-box>
        </draw:frame>
        <draw:frame presentation:style-name="pr2" draw:text-style-name="P10" draw:layer="layout" svg:width="26.599cm" svg:height="1.382cm" svg:x="1.2cm" svg:y="2.618cm" presentation:class="subtitle" presentation:user-transformed="true">
          <draw:text-box>
            <text:p text:style-name="P6"><text:span text:style-name="T2"><text:s/></text:span></text:p>
          </draw:text-box>
        </draw:frame>
        <draw:frame presentation:style-name="pr2" draw:text-style-name="P10" draw:layer="layout" svg:width="26.599cm" svg:height="1.382cm" svg:x="0.8cm" svg:y="2.8cm">
          <draw:text-box>
            <text:p text:style-name="P6"><text:span text:style-name="T2">Run the program...</text:span></text:p>
          </draw:text-box>
        </draw:frame>
        <draw:custom-shape draw:style-name="gr11" draw:text-style-name="P11" draw:layer="layout" svg:width="28cm" svg:height="17cm" svg:x="0cm" svg:y="4cm">
          <text:p text:style-name="P2"><text:span text:style-name="T3">$ python plac_example3.py flea mouse cat elephant</text:span></text:p>
          <text:p text:style-name="P2"><text:span text:style-name="T3">positional argument 1 is: flea.</text:span></text:p>
          <text:p text:style-name="P2"><text:span text:style-name="T3">positional argument 2 is: mouse.</text:span></text:p>
          <text:p text:style-name="P2"><text:span text:style-name="T3">positional argument 3 is: cat.</text:span></text:p>
          <text:p text:style-name="P2"><text:span text:style-name="T3">positional argument 4 is: elephant.</text:span></text:p>
          <text:p text:style-name="P2"><text:span text:style-name="T3"/></text:p>
          <text:p text:style-name="P2"><text:span text:style-name="T3"/></text:p>
          <text:p text:style-name="P2"><text:span text:style-name="T3">$ python plac_example3.py</text:span></text:p>
          <text:p text:style-name="P2"><text:span text:style-name="T3">$ </text:span></text:p>
          <text:p text:style-name="P2"><text:span text:style-name="T3"/></text:p>
          <text:p text:style-name="P2"><text:span text:style-name="T3">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98cm" svg:x="1.4cm" svg:y="0.62cm" presentation:class="title" presentation:user-transformed="true">
          <draw:text-box>
            <text:p><text:span text:style-name="T1">plac_example4.py ~ arguments with defaults</text:span></text:p>
          </draw:text-box>
        </draw:frame>
        <draw:frame presentation:style-name="pr2" draw:text-style-name="P10" draw:layer="layout" svg:width="26.599cm" svg:height="1.382cm" svg:x="1.2cm" svg:y="2.618cm" presentation:class="subtitle" presentation:user-transformed="true">
          <draw:text-box>
            <text:p text:style-name="P13"><text:span text:style-name="T2"><text:s/></text:span></text:p>
          </draw:text-box>
        </draw:frame>
        <draw:custom-shape draw:style-name="gr12" draw:text-style-name="P11" draw:layer="layout" svg:width="28cm" svg:height="8.182cm" svg:x="0cm" svg:y="3.6cm">
          <text:p text:style-name="P14"><text:span text:style-name="T3">import plac</text:span></text:p>
          <text:p text:style-name="P14"><text:span text:style-name="T3">from datetime import date</text:span></text:p>
          <text:p text:style-name="P14"><text:span text:style-name="T3"/></text:p>
          <text:p text:style-name="P14"><text:span text:style-name="T3">def main(animal="mouse", date=date.today()):</text:span></text:p>
          <text:p text:style-name="P14"><text:span text:style-name="T3"><text:s text:c="4"/></text:span><text:span text:style-name="T3">"Display animals, but with default values"</text:span></text:p>
          <text:p text:style-name="P14"><text:span text:style-name="T3"><text:s text:c="4"/></text:span><text:span text:style-name="T3">print("The {} was born on {}".format(animal, date))</text:span></text:p>
          <text:p text:style-name="P14"><text:span text:style-name="T3"/></text:p>
          <text:p text:style-name="P14"><text:span text:style-name="T3">if __name__ == '__main__': </text:span></text:p>
          <text:p text:style-name="P14"><text:span text:style-name="T3"><text:s text:c="4"/></text:span><text:span text:style-name="T3">plac.call(main)</text:span></text:p>
          <draw:enhanced-geometry svg:viewBox="0 0 21600 21600" draw:type="rectangle" draw:enhanced-path="M 0 0 L 21600 0 21600 21600 0 21600 0 0 Z N"/>
        </draw:custom-shape>
        <draw:frame presentation:style-name="pr2" draw:text-style-name="P10" draw:layer="layout" svg:width="26.599cm" svg:height="1.382cm" svg:x="0.8cm" svg:y="2.4cm">
          <draw:text-box>
            <text:p text:style-name="P13"><text:span text:style-name="T2">Code...</text:span></text:p>
          </draw:text-box>
        </draw:frame>
        <draw:frame presentation:style-name="pr2" draw:text-style-name="P10" draw:layer="layout" svg:width="26.599cm" svg:height="1.382cm" svg:x="0.8cm" svg:y="12.2cm">
          <draw:text-box>
            <text:p text:style-name="P13"><text:span text:style-name="T2">Get help on the program -h or --help...</text:span></text:p>
          </draw:text-box>
        </draw:frame>
        <draw:custom-shape draw:style-name="gr14" draw:text-style-name="P11" draw:layer="layout" svg:width="28cm" svg:height="7.4cm" svg:x="0cm" svg:y="13.6cm">
          <text:p text:style-name="P14"><text:span text:style-name="T3">$ python plac_example4.py -h</text:span></text:p>
          <text:p text:style-name="P14"><text:span text:style-name="T3">usage: plac_example4.py [-h] [animal] [date]</text:span></text:p>
          <text:p text:style-name="P14"><text:span text:style-name="T3"/></text:p>
          <text:p text:style-name="P14"><text:span text:style-name="T3">Display animals, but with default values</text:span></text:p>
          <text:p text:style-name="P14"><text:span text:style-name="T3"/></text:p>
          <text:p text:style-name="P14"><text:span text:style-name="T3">positional arguments:</text:span></text:p>
          <text:p text:style-name="P14"><text:span text:style-name="T3"><text:s text:c="2"/></text:span><text:span text:style-name="T3">animal <text:s text:c="5"/>[mouse]</text:span></text:p>
          <text:p text:style-name="P14"><text:span text:style-name="T3"><text:s text:c="2"/></text:span><text:span text:style-name="T3">date <text:s text:c="7"/>[2015-10-12]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98cm" svg:x="1.4cm" svg:y="0.62cm" presentation:class="title" presentation:user-transformed="true">
          <draw:text-box>
            <text:p><text:span text:style-name="T1">plac_example4.py ~ arguments with defaults</text:span></text:p>
          </draw:text-box>
        </draw:frame>
        <draw:frame presentation:style-name="pr2" draw:text-style-name="P10" draw:layer="layout" svg:width="26.599cm" svg:height="1.382cm" svg:x="1.2cm" svg:y="2.618cm" presentation:class="subtitle" presentation:user-transformed="true">
          <draw:text-box>
            <text:p text:style-name="P13"><text:span text:style-name="T2"><text:s/></text:span></text:p>
          </draw:text-box>
        </draw:frame>
        <draw:frame presentation:style-name="pr2" draw:text-style-name="P10" draw:layer="layout" svg:width="26.599cm" svg:height="1.382cm" svg:x="0.8cm" svg:y="2.8cm">
          <draw:text-box>
            <text:p text:style-name="P13"><text:span text:style-name="T2">Run the program...</text:span></text:p>
          </draw:text-box>
        </draw:frame>
        <draw:custom-shape draw:style-name="gr11" draw:text-style-name="P11" draw:layer="layout" svg:width="28cm" svg:height="17cm" svg:x="0cm" svg:y="4cm">
          <text:p text:style-name="P14"><text:span text:style-name="T3">$ python plac_example4.py</text:span></text:p>
          <text:p text:style-name="P14"><text:span text:style-name="T3">The mouse was born on 2015-10-12</text:span></text:p>
          <text:p text:style-name="P14"><text:span text:style-name="T3"/></text:p>
          <text:p text:style-name="P14"><text:span text:style-name="T3"/></text:p>
          <text:p text:style-name="P14"><text:span text:style-name="T3">$ python plac_example4.py cat</text:span></text:p>
          <text:p text:style-name="P14"><text:span text:style-name="T3">The cat was born on 2015-10-12</text:span></text:p>
          <text:p text:style-name="P14"><text:span text:style-name="T3"/></text:p>
          <text:p text:style-name="P14"><text:span text:style-name="T3"/></text:p>
          <text:p text:style-name="P14"><text:span text:style-name="T3">$ python plac_example4.py dog 2001-01-01</text:span></text:p>
          <text:p text:style-name="P14"><text:span text:style-name="T3">The dog was born on 2001-01-01</text:span></text:p>
          <text:p text:style-name="P14"><text:span text:style-name="T3"/></text:p>
          <text:p text:style-name="P14"><text:span text:style-name="T3"/></text:p>
          <text:p text:style-name="P14"><text:span text:style-name="T3"><text:s/>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98cm" svg:x="1.4cm" svg:y="0.62cm" presentation:class="title" presentation:user-transformed="true">
          <draw:text-box>
            <text:p><text:span text:style-name="T1">plac_example5.py ~ annotation and flags</text:span></text:p>
          </draw:text-box>
        </draw:frame>
        <draw:frame presentation:style-name="pr2" draw:text-style-name="P10" draw:layer="layout" svg:width="26.599cm" svg:height="1.382cm" svg:x="1.2cm" svg:y="2.618cm" presentation:class="subtitle" presentation:user-transformed="true">
          <draw:text-box>
            <text:p text:style-name="P13"><text:span text:style-name="T2"><text:s/></text:span></text:p>
          </draw:text-box>
        </draw:frame>
        <draw:custom-shape draw:style-name="gr15" draw:text-style-name="P11" draw:layer="layout" svg:width="28cm" svg:height="17.4cm" svg:x="0cm" svg:y="3.6cm">
          <text:p text:style-name="P14"><text:span text:style-name="T3">import plac</text:span></text:p>
          <text:p text:style-name="P14"><text:span text:style-name="T3"/></text:p>
          <text:p text:style-name="P14"><text:span text:style-name="T3">@plac.annotations(verbose=('prints more info', 'flag', 'v'))</text:span></text:p>
          <text:p text:style-name="P14"><text:span text:style-name="T3"/></text:p>
          <text:p text:style-name="P14"><text:span text:style-name="T3">def main(verbose, animal="mouse"):</text:span></text:p>
          <text:p text:style-name="P14"><text:span text:style-name="T3"><text:s text:c="4"/></text:span><text:span text:style-name="T3">"Select animal with verbose flag available"</text:span></text:p>
          <text:p text:style-name="P14"><text:span text:style-name="T3"><text:s text:c="4"/></text:span><text:span text:style-name="T3">if verbose:</text:span></text:p>
          <text:p text:style-name="P14"><text:span text:style-name="T3"><text:s text:c="8"/></text:span><text:span text:style-name="T3">print("The animal selected is {}".format(animal))</text:span></text:p>
          <text:p text:style-name="P14"><text:span text:style-name="T3"><text:s text:c="4"/></text:span><text:span text:style-name="T3">else:</text:span></text:p>
          <text:p text:style-name="P14"><text:span text:style-name="T3"><text:s text:c="8"/></text:span><text:span text:style-name="T3">print("Animal is {}.".format(animal))</text:span></text:p>
          <text:p text:style-name="P14"><text:span text:style-name="T3"/></text:p>
          <text:p text:style-name="P14"><text:span text:style-name="T3">if __name__ == '__main__':</text:span></text:p>
          <text:p text:style-name="P14"><text:span text:style-name="T3"><text:s text:c="4"/></text:span><text:span text:style-name="T3">plac.call(main)</text:span></text:p>
          <draw:enhanced-geometry svg:viewBox="0 0 21600 21600" draw:type="rectangle" draw:enhanced-path="M 0 0 L 21600 0 21600 21600 0 21600 0 0 Z N"/>
        </draw:custom-shape>
        <draw:frame presentation:style-name="pr2" draw:text-style-name="P10" draw:layer="layout" svg:width="26.599cm" svg:height="1.382cm" svg:x="0.8cm" svg:y="2.4cm">
          <draw:text-box>
            <text:p text:style-name="P13"><text:span text:style-name="T2">Code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98cm" svg:x="1.4cm" svg:y="0.62cm" presentation:class="title" presentation:user-transformed="true">
          <draw:text-box>
            <text:p><text:span text:style-name="T1">plac_example5.py ~ annotation and flags</text:span></text:p>
          </draw:text-box>
        </draw:frame>
        <draw:frame presentation:style-name="pr2" draw:text-style-name="P10" draw:layer="layout" svg:width="26.599cm" svg:height="1.382cm" svg:x="1.2cm" svg:y="2.618cm" presentation:class="subtitle" presentation:user-transformed="true">
          <draw:text-box>
            <text:p text:style-name="P13"><text:span text:style-name="T2"><text:s/></text:span></text:p>
          </draw:text-box>
        </draw:frame>
        <draw:custom-shape draw:style-name="gr16" draw:text-style-name="P11" draw:layer="layout" svg:width="28cm" svg:height="17.1cm" svg:x="0cm" svg:y="3.9cm">
          <text:p text:style-name="P14"><text:span text:style-name="T3">$ python plac_example5.py -h</text:span></text:p>
          <text:p text:style-name="P14"><text:span text:style-name="T3">usage: plac_example5.py [-h] [-v] [animal]</text:span></text:p>
          <text:p text:style-name="P14"><text:span text:style-name="T3"/></text:p>
          <text:p text:style-name="P14"><text:span text:style-name="T3">Select animal with verbose flag available</text:span></text:p>
          <text:p text:style-name="P14"><text:span text:style-name="T3"/></text:p>
          <text:p text:style-name="P14"><text:span text:style-name="T3">positional arguments:</text:span></text:p>
          <text:p text:style-name="P14"><text:span text:style-name="T3"><text:s text:c="2"/></text:span><text:span text:style-name="T3">animal <text:s text:c="8"/>[mouse]</text:span></text:p>
          <text:p text:style-name="P14"><text:span text:style-name="T3"/></text:p>
          <text:p text:style-name="P14"><text:span text:style-name="T3">optional arguments:</text:span></text:p>
          <text:p text:style-name="P14"><text:span text:style-name="T3"><text:s text:c="2"/></text:span><text:span text:style-name="T3">-h, --help <text:s text:c="4"/>show this help message and exit</text:span></text:p>
          <text:p text:style-name="P14"><text:span text:style-name="T3"><text:s text:c="2"/></text:span><text:span text:style-name="T3">-v, --verbose <text:s/>prints more info</text:span></text:p>
          <text:p text:style-name="P14"><text:span text:style-name="T3"/></text:p>
          <draw:enhanced-geometry svg:viewBox="0 0 21600 21600" draw:type="rectangle" draw:enhanced-path="M 0 0 L 21600 0 21600 21600 0 21600 0 0 Z N"/>
        </draw:custom-shape>
        <draw:frame presentation:style-name="pr2" draw:text-style-name="P10" draw:layer="layout" svg:width="26.599cm" svg:height="1.382cm" svg:x="0.801cm" svg:y="2.518cm">
          <draw:text-box>
            <text:p text:style-name="P13"><text:span text:style-name="T2">Get help on the program -h or --help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98cm" svg:x="1.4cm" svg:y="0.62cm" presentation:class="title" presentation:user-transformed="true">
          <draw:text-box>
            <text:p><text:span text:style-name="T1">plac_example5.py ~ annontation and flags</text:span></text:p>
          </draw:text-box>
        </draw:frame>
        <draw:frame presentation:style-name="pr2" draw:text-style-name="P10" draw:layer="layout" svg:width="26.599cm" svg:height="1.382cm" svg:x="1.2cm" svg:y="2.618cm" presentation:class="subtitle" presentation:user-transformed="true">
          <draw:text-box>
            <text:p text:style-name="P13"><text:span text:style-name="T2"><text:s/></text:span></text:p>
          </draw:text-box>
        </draw:frame>
        <draw:frame presentation:style-name="pr2" draw:text-style-name="P10" draw:layer="layout" svg:width="26.599cm" svg:height="1.382cm" svg:x="0.8cm" svg:y="2.8cm">
          <draw:text-box>
            <text:p text:style-name="P13"><text:span text:style-name="T2">Run the program...</text:span></text:p>
          </draw:text-box>
        </draw:frame>
        <draw:custom-shape draw:style-name="gr11" draw:text-style-name="P11" draw:layer="layout" svg:width="28cm" svg:height="17cm" svg:x="0cm" svg:y="4cm">
          <text:p text:style-name="P14"><text:span text:style-name="T3">$ python plac_example5.py</text:span></text:p>
          <text:p text:style-name="P14"><text:span text:style-name="T3">Animal is mouse.</text:span></text:p>
          <text:p text:style-name="P14"><text:span text:style-name="T3"/></text:p>
          <text:p text:style-name="P14"><text:span text:style-name="T3"/></text:p>
          <text:p text:style-name="P14"><text:span text:style-name="T3">$ python plac_example5.py -v</text:span></text:p>
          <text:p text:style-name="P14"><text:span text:style-name="T3">The animal selected is mouse</text:span></text:p>
          <text:p text:style-name="P14"><text:span text:style-name="T3"/></text:p>
          <text:p text:style-name="P14"><text:span text:style-name="T3"/></text:p>
          <text:p text:style-name="P14"><text:span text:style-name="T3">$ python plac_example5.py -v cat</text:span></text:p>
          <text:p text:style-name="P14"><text:span text:style-name="T3">The animal selected is cat</text:span></text:p>
          <text:p text:style-name="P14"><text:span text:style-name="T3"/></text:p>
          <text:p text:style-name="P14"><text:span text:style-name="T3"/></text:p>
          <text:p text:style-name="P14"><text:span text:style-name="T3">$ python plac_example5.py dog -v</text:span></text:p>
          <text:p text:style-name="P14"><text:span text:style-name="T3">The animal selected is dog</text:span></text:p>
          <text:p text:style-name="P14"><text:span text:style-name="T3"><text:s/></text:span></text:p>
          <text:p text:style-name="P14"><text:span text:style-name="T3"/></text:p>
          <text:p text:style-name="P14"><text:span text:style-name="T3"/></text:p>
          <text:p text:style-name="P14"><text:span text:style-name="T3"><text:s/>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98cm" svg:x="1.4cm" svg:y="0.62cm" presentation:class="title" presentation:user-transformed="true">
          <draw:text-box>
            <text:p><text:span text:style-name="T1">plac.annotations decorator</text:span></text:p>
          </draw:text-box>
        </draw:frame>
        <draw:frame presentation:style-name="pr2" draw:text-style-name="P3" draw:layer="layout" svg:width="26.599cm" svg:height="19cm" svg:x="0.801cm" svg:y="2cm" presentation:class="subtitle" presentation:user-transformed="true">
          <draw:text-box>
            <text:p text:style-name="P2"><text:span text:style-name="T2">A plac.annotation is a 6-tuple of the form</text:span></text:p>
            <text:p text:style-name="P2"><text:span text:style-name="T2"><text:s/></text:span><text:span text:style-name="T2">(help, kind, abbrev, type, choices, metavar)</text:span></text:p>
            <text:p text:style-name="P2"><text:span text:style-name="T2"><text:s/></text:span></text:p>
            <text:list text:style-name="L1">
              <text:list-item>
                <text:p text:style-name="P2"><text:span text:style-name="T2">Help ~ the help message.</text:span></text:p>
              </text:list-item>
              <text:list-item>
                <text:p text:style-name="P2"><text:span text:style-name="T2">Kind ~ a string in the set { "flag", "option", "positional"}.</text:span></text:p>
              </text:list-item>
              <text:list-item>
                <text:p text:style-name="P2"><text:span text:style-name="T2">Abbrev ~ a one-character string or None.</text:span></text:p>
              </text:list-item>
              <text:list-item>
                <text:p text:style-name="P2"><text:span text:style-name="T2">Type ~ convert the command line arguments from the string type to any Python type. </text:span><text:span text:style-name="T7">[type=None].</text:span></text:p>
              </text:list-item>
              <text:list-item>
                <text:p text:style-name="P2"><text:span text:style-name="T2">Choices ~ a discrete sequence of values used to restrict the number of the valid options. </text:span><text:span text:style-name="T7">[choices=None].</text:span></text:p>
              </text:list-item>
              <text:list-item>
                <text:p text:style-name="P2"><text:span text:style-name="T2">Metavar ~ a string. For a positional argument it is used to change the argument name in the usage message. <text:s/>For an option argument the usage message now has the form [--option-name METAVAR]. <text:s/>If the metavar is None, then it is equal to the uppercased name of the argument, unless the argument has a default: then it is equal to the stringified form of the default. </text:span><text:span text:style-name="T7">[metavar=None]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98cm" svg:x="1.4cm" svg:y="0.62cm" presentation:class="title" presentation:user-transformed="true">
          <draw:text-box>
            <text:p><text:span text:style-name="T1">plac_example6.py ~ annotation decorator</text:span></text:p>
          </draw:text-box>
        </draw:frame>
        <draw:frame presentation:style-name="pr2" draw:text-style-name="P10" draw:layer="layout" svg:width="26.599cm" svg:height="1.382cm" svg:x="1.2cm" svg:y="2.618cm" presentation:class="subtitle" presentation:user-transformed="true">
          <draw:text-box>
            <text:p text:style-name="P13"><text:span text:style-name="T2"><text:s/></text:span></text:p>
          </draw:text-box>
        </draw:frame>
        <draw:custom-shape draw:style-name="gr17" draw:text-style-name="P11" draw:layer="layout" svg:width="28cm" svg:height="18cm" svg:x="0cm" svg:y="3cm">
          <text:p text:style-name="P14"><text:span text:style-name="T3">import plac</text:span></text:p>
          <text:p text:style-name="P14"><text:span text:style-name="T3"/></text:p>
          <text:p text:style-name="P14"><text:span text:style-name="T3">@plac.annotations(</text:span></text:p>
          <text:p text:style-name="P14"><text:span text:style-name="T3">operator=("The name of an operator", 'positional', None, </text:span></text:p>
          <text:p text:style-name="P14"><text:span text:style-name="T3"><text:s text:c="12"/></text:span><text:span text:style-name="T3">str, ['add', 'mul']),</text:span></text:p>
          <text:p text:style-name="P14"><text:span text:style-name="T3">numbers=("A number", 'positional', None, float, None, "n"))</text:span></text:p>
          <text:p text:style-name="P2"><text:span text:style-name="T6"># <text:s text:c="8"/>help, <text:s text:c="6"/>kind, <text:s text:c="6"/>abbrev,type,choices,metavar</text:span></text:p>
          <text:p text:style-name="P14"><text:span text:style-name="T3">def main(operator, *numbers):</text:span></text:p>
          <text:p text:style-name="P14"><text:span text:style-name="T3"><text:s text:c="4"/></text:span><text:span text:style-name="T3">"A script to add and multiply numbers"</text:span></text:p>
          <text:p text:style-name="P14"><text:span text:style-name="T3"><text:s text:c="4"/></text:span><text:span text:style-name="T3">if operator == 'mul':</text:span></text:p>
          <text:p text:style-name="P14"><text:span text:style-name="T3"><text:s text:c="8"/></text:span><text:span text:style-name="T3">op = float.__mul__</text:span></text:p>
          <text:p text:style-name="P14"><text:span text:style-name="T3"><text:s text:c="8"/></text:span><text:span text:style-name="T3">result = 1.0</text:span></text:p>
          <text:p text:style-name="P14"><text:span text:style-name="T3"><text:s text:c="4"/></text:span><text:span text:style-name="T3">else: # operator == 'add'</text:span></text:p>
          <text:p text:style-name="P14"><text:span text:style-name="T3"><text:s text:c="8"/></text:span><text:span text:style-name="T3">op = float.__add__</text:span></text:p>
          <text:p text:style-name="P14"><text:span text:style-name="T3"><text:s text:c="8"/></text:span><text:span text:style-name="T3">result = 0.0</text:span></text:p>
          <text:p text:style-name="P14"><text:span text:style-name="T3"><text:s text:c="4"/></text:span><text:span text:style-name="T3">for n in numbers:</text:span></text:p>
          <text:p text:style-name="P14"><text:span text:style-name="T3"><text:s text:c="8"/></text:span><text:span text:style-name="T3">result = op(result, n)</text:span></text:p>
          <text:p text:style-name="P14"><text:span text:style-name="T3"><text:s text:c="4"/></text:span><text:span text:style-name="T3">return result</text:span></text:p>
          <text:p text:style-name="P14"><text:span text:style-name="T3"/></text:p>
          <text:p text:style-name="P14"><text:span text:style-name="T3">if __name__ == '__main__':</text:span></text:p>
          <text:p text:style-name="P14"><text:span text:style-name="T3"><text:s text:c="4"/></text:span><text:span text:style-name="T3">print(plac.call(main))</text:span></text:p>
          <draw:enhanced-geometry svg:viewBox="0 0 21600 21600" draw:type="rectangle" draw:enhanced-path="M 0 0 L 21600 0 21600 21600 0 21600 0 0 Z N"/>
        </draw:custom-shape>
        <draw:frame presentation:style-name="pr2" draw:text-style-name="P10" draw:layer="layout" svg:width="26.599cm" svg:height="1.382cm" svg:x="0.8cm" svg:y="1.8cm">
          <draw:text-box>
            <text:p text:style-name="P13"><text:span text:style-name="T2">Code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98cm" svg:x="1.4cm" svg:y="0.62cm" presentation:class="title" presentation:user-transformed="true">
          <draw:text-box>
            <text:p><text:span text:style-name="T1">plac_example6.py ~ annotation decorator</text:span></text:p>
          </draw:text-box>
        </draw:frame>
        <draw:frame presentation:style-name="pr2" draw:text-style-name="P10" draw:layer="layout" svg:width="26.599cm" svg:height="1.382cm" svg:x="1.2cm" svg:y="2.618cm" presentation:class="subtitle" presentation:user-transformed="true">
          <draw:text-box>
            <text:p text:style-name="P13"><text:span text:style-name="T2"><text:s/></text:span></text:p>
          </draw:text-box>
        </draw:frame>
        <draw:custom-shape draw:style-name="gr15" draw:text-style-name="P11" draw:layer="layout" svg:width="28cm" svg:height="17.4cm" svg:x="0cm" svg:y="3.6cm">
          <text:p text:style-name="P14"><text:span text:style-name="T3">$ python plac_example6.py -h</text:span></text:p>
          <text:p text:style-name="P14"><text:span text:style-name="T3">usage: plac_example6.py [-h] {add,mul} [n [n ...]]</text:span></text:p>
          <text:p text:style-name="P14"><text:span text:style-name="T3"/></text:p>
          <text:p text:style-name="P14"><text:span text:style-name="T3">A script to add and multiply numbers</text:span></text:p>
          <text:p text:style-name="P14"><text:span text:style-name="T3"/></text:p>
          <text:p text:style-name="P14"><text:span text:style-name="T3">positional arguments:</text:span></text:p>
          <text:p text:style-name="P14"><text:span text:style-name="T3"><text:s text:c="2"/></text:span><text:span text:style-name="T3">{add,mul} <text:s text:c="2"/>The name of an operator</text:span></text:p>
          <text:p text:style-name="P14"><text:span text:style-name="T3"><text:s text:c="2"/></text:span><text:span text:style-name="T3">n <text:s text:c="10"/>A number</text:span></text:p>
          <text:p text:style-name="P14"><text:span text:style-name="T3"/></text:p>
          <text:p text:style-name="P14"><text:span text:style-name="T3">optional arguments:</text:span></text:p>
          <text:p text:style-name="P14"><text:span text:style-name="T3"><text:s text:c="2"/></text:span><text:span text:style-name="T3">-h, --help <text:s/>show this help message and exit</text:span></text:p>
          <text:p text:style-name="P14"><text:span text:style-name="T3"/></text:p>
          <draw:enhanced-geometry svg:viewBox="0 0 21600 21600" draw:type="rectangle" draw:enhanced-path="M 0 0 L 21600 0 21600 21600 0 21600 0 0 Z N"/>
        </draw:custom-shape>
        <draw:frame presentation:style-name="pr2" draw:text-style-name="P10" draw:layer="layout" svg:width="26.599cm" svg:height="1.382cm" svg:x="0.802cm" svg:y="2.418cm">
          <draw:text-box>
            <text:p text:style-name="P13"><text:span text:style-name="T2">Get help on the program -h or --help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98cm" svg:x="1.4cm" svg:y="0.62cm" presentation:class="title" presentation:user-transformed="true">
          <draw:text-box>
            <text:p><text:span text:style-name="T1">plac_example6.py ~ annotation decorator</text:span></text:p>
          </draw:text-box>
        </draw:frame>
        <draw:frame presentation:style-name="pr2" draw:text-style-name="P10" draw:layer="layout" svg:width="26.599cm" svg:height="1.382cm" svg:x="1.2cm" svg:y="2.618cm" presentation:class="subtitle" presentation:user-transformed="true">
          <draw:text-box>
            <text:p text:style-name="P13"><text:span text:style-name="T2"><text:s/></text:span></text:p>
          </draw:text-box>
        </draw:frame>
        <draw:custom-shape draw:style-name="gr15" draw:text-style-name="P11" draw:layer="layout" svg:width="28cm" svg:height="17.4cm" svg:x="0cm" svg:y="3.6cm">
          <text:p text:style-name="P14"><text:span text:style-name="T3">$ python plac_example6.py add 1 2 3 4 5 6 7 8 9 10</text:span></text:p>
          <text:p text:style-name="P14"><text:span text:style-name="T3">55.0</text:span></text:p>
          <text:p text:style-name="P14"><text:span text:style-name="T3"/></text:p>
          <text:p text:style-name="P14"><text:span text:style-name="T3"/></text:p>
          <text:p text:style-name="P14"><text:span text:style-name="T3">$ python plac_example6.py mul 2.5 3.1415</text:span></text:p>
          <text:p text:style-name="P14"><text:span text:style-name="T3">7.85375</text:span></text:p>
          <text:p text:style-name="P14"><text:span text:style-name="T3"/></text:p>
          <text:p text:style-name="P14"><text:span text:style-name="T3"/></text:p>
          <text:p text:style-name="P14"><text:span text:style-name="T3">$ python plac_example6.py 10 20</text:span></text:p>
          <text:p text:style-name="P14"><text:span text:style-name="T3">usage: plac_example6.py [-h] {add,mul} [n [n ...]]</text:span></text:p>
          <text:p text:style-name="P14"><text:span text:style-name="T3">plac_example6.py: error: argument operator: invalid choice: '10' (choose from 'add', 'mul')</text:span></text:p>
          <text:p text:style-name="P14"><text:span text:style-name="T3"/></text:p>
          <text:p text:style-name="P14"><text:span text:style-name="T3"/></text:p>
          <text:p text:style-name="P14"><text:span text:style-name="T3">$ python plac_example6.py add</text:span></text:p>
          <text:p text:style-name="P14"><text:span text:style-name="T3">0.0</text:span></text:p>
          <text:p text:style-name="P14"><text:span text:style-name="T3"/></text:p>
          <text:p text:style-name="P14"><text:span text:style-name="T3"/></text:p>
          <text:p text:style-name="P14"><text:span text:style-name="T3">$ python plac_example6.py mul</text:span></text:p>
          <text:p text:style-name="P14"><text:span text:style-name="T3">1.0</text:span></text:p>
          <draw:enhanced-geometry svg:viewBox="0 0 21600 21600" draw:type="rectangle" draw:enhanced-path="M 0 0 L 21600 0 21600 21600 0 21600 0 0 Z N"/>
        </draw:custom-shape>
        <draw:frame presentation:style-name="pr2" draw:text-style-name="P10" draw:layer="layout" svg:width="26.599cm" svg:height="1.382cm" svg:x="0.801cm" svg:y="2.5cm">
          <draw:text-box>
            <text:p text:style-name="P13"><text:span text:style-name="T2">Run the program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98cm" svg:x="1.4cm" svg:y="0.62cm" presentation:class="title" presentation:user-transformed="true">
          <draw:text-box>
            <text:p><text:span text:style-name="T1">plac</text:span></text:p>
          </draw:text-box>
        </draw:frame>
        <draw:frame presentation:style-name="pr2" draw:text-style-name="P10" draw:layer="layout" svg:width="26.599cm" svg:height="1.382cm" svg:x="1.2cm" svg:y="2.618cm" presentation:class="subtitle" presentation:user-transformed="true">
          <draw:text-box>
            <text:p text:style-name="P13"><text:span text:style-name="T2"><text:s/></text:span></text:p>
          </draw:text-box>
        </draw:frame>
        <draw:custom-shape draw:style-name="gr15" draw:text-style-name="P11" draw:layer="layout" svg:width="28cm" svg:height="17.4cm" svg:x="0cm" svg:y="3.6cm">
          <text:p text:style-name="P14"><text:span text:style-name="T3">def main(dsn: "Database dsn", *scripts: "SQL scripts"):</text:span></text:p>
          <text:p text:style-name="P14"><text:span text:style-name="T3"><text:s text:c="12"/></text:span><text:span text:style-name="T6">^</text:span></text:p>
          <text:p text:style-name="P14"><text:span text:style-name="T6">Above has SyntaxError: invalid syntax on the first colon</text:span></text:p>
          <text:p text:style-name="P14"><text:span text:style-name="T3"/></text:p>
          <text:p text:style-name="P14"><text:span text:style-name="T3">is equivalent to the following code:</text:span></text:p>
          <text:p text:style-name="P14"><text:span text:style-name="T3">def main(dsn, *scripts):</text:span></text:p>
          <text:p text:style-name="P14"><text:span text:style-name="T3"><text:s text:c="4"/></text:span><text:span text:style-name="T3">...</text:span></text:p>
          <text:p text:style-name="P14"><text:span text:style-name="T3">main.__annotations__ = dict(</text:span></text:p>
          <text:p text:style-name="P14"><text:span text:style-name="T3"><text:s text:c="4"/></text:span><text:span text:style-name="T3">dsn="Database dsn",</text:span></text:p>
          <text:p text:style-name="P14"><text:span text:style-name="T3"><text:s text:c="4"/></text:span><text:span text:style-name="T3">scripts="SQL scripts")</text:span></text:p>
          <text:p text:style-name="P14"><text:span text:style-name="T3"/></text:p>
          <text:p text:style-name="P14"><text:span text:style-name="T6">...but this works OK...</text:span></text:p>
          <text:p text:style-name="P14"><text:span text:style-name="T3">@plac.annotations(</text:span></text:p>
          <text:p text:style-name="P14"><text:span text:style-name="T3"><text:s text:c="4"/></text:span><text:span text:style-name="T3">dsn="Database dsn",</text:span></text:p>
          <text:p text:style-name="P14"><text:span text:style-name="T3"><text:s text:c="4"/></text:span><text:span text:style-name="T3">scripts="SQL scripts")</text:span></text:p>
          <text:p text:style-name="P14"><text:span text:style-name="T3">def main(dsn, *scripts):</text:span></text:p>
          <draw:enhanced-geometry svg:viewBox="0 0 21600 21600" draw:type="rectangle" draw:enhanced-path="M 0 0 L 21600 0 21600 21600 0 21600 0 0 Z N"/>
        </draw:custom-shape>
        <draw:frame presentation:style-name="pr2" draw:text-style-name="P10" draw:layer="layout" svg:width="26.599cm" svg:height="1.382cm" svg:x="0.801cm" svg:y="2.5cm">
          <draw:text-box>
            <text:p text:style-name="P13"><text:span text:style-name="T2">Problem with python V2.7.9???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4cm" svg:x="1.601cm" svg:y="17.8cm" presentation:class="title" presentation:user-transformed="true">
          <draw:text-box>
            <text:p>__end__</text:p>
          </draw:text-box>
        </draw:frame>
        <draw:frame presentation:style-name="pr6" draw:layer="layout" svg:width="25.199cm" svg:height="12.179cm" svg:x="1.401cm" svg:y="2.6cm" presentation:class="outline" presentation:placeholder="true" presentation:user-transformed="true">
          <draw:text-box/>
        </draw:frame>
        <draw:frame presentation:style-name="pr1" draw:text-style-name="P1" draw:layer="layout" svg:width="25.199cm" svg:height="1.398cm" svg:x="1.401cm" svg:y="0.631cm" presentation:class="title" presentation:user-transformed="true">
          <draw:text-box>
            <text:p><text:span text:style-name="T1">Get into plac and enjoy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2" svg:font-family="'Lohit Devanagari'"/>
    <style:font-face style:name="DejaVu Sans Mono1" svg:font-family="'DejaVu Sans Mono'" style:font-family-generic="modern" style:font-pitch="fixed"/>
    <style:font-face style:name="Lohit Devanagari1" svg:font-family="'Lohit Devanagari'" style:font-pitch="variable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Lohit Devanagari1" style:font-family-asian="'Lohit Devanagari'" style:font-pitch-asian="variable" style:font-size-asian="24pt" style:font-weight-asian="bold" style:font-weight-complex="bol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9T12:08:25.733011347</meta:creation-date>
    <meta:generator>LibreOffice/4.4.2.2$Linux_X86_64 LibreOffice_project/40m0$Build-2</meta:generator>
    <meta:editing-duration>PT14H52M50S</meta:editing-duration>
    <meta:editing-cycles>286</meta:editing-cycles>
    <dc:date>2015-10-12T16:50:24.314981507</dc:date>
    <meta:document-statistic meta:object-count="168"/>
  </office:meta>
</office:document-meta>
</file>